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rabara" svg:font-family="Haraba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draw:fill="gradient" draw:fill-color="#14538b" draw:fill-gradient-name="Sky" draw:fill-image-width="0cm" draw:fill-image-height="0cm"/>
    </style:style>
    <style:style style:name="gr1" style:family="graphic" style:parent-style-name="standard">
      <style:graphic-properties draw:stroke="none" svg:stroke-color="#000000" draw:fill="solid" draw:fill-color="#ffffff" draw:textarea-horizontal-align="center" draw:textarea-vertical-align="middle" fo:min-height="5.25cm" draw:shadow="hidden"/>
    </style:style>
    <style:style style:name="gr2" style:family="graphic" style:parent-style-name="standard">
      <style:graphic-properties draw:stroke="none" draw:fill-color="#ffffff" draw:textarea-horizontal-align="center" draw:textarea-vertical-align="middle" draw:auto-grow-height="false" fo:min-height="12.251cm" fo:min-width="12.001cm" draw:shadow="hidden"/>
    </style:style>
    <style:style style:name="gr3" style:family="graphic" style:parent-style-name="standard">
      <style:graphic-properties draw:stroke="none" draw:fill="solid" draw:fill-color="#000000" draw:textarea-horizontal-align="center" draw:textarea-vertical-align="middle" fo:min-height="0.396cm" draw:shadow="hidden"/>
    </style:style>
    <style:style style:name="P1" style:family="paragraph">
      <loext:graphic-properties draw:fill="solid" draw:fill-color="#ffffff"/>
      <style:paragraph-properties fo:text-align="center"/>
      <style:text-properties fo:color="#000000" fo:font-size="50pt" style:font-size-asian="50pt" style:font-size-complex="50pt"/>
    </style:style>
    <style:style style:name="P2" style:family="paragraph">
      <loext:graphic-properties draw:fill-color="#ffffff"/>
      <style:paragraph-properties fo:text-align="center"/>
    </style:style>
    <style:style style:name="P3" style:family="paragraph">
      <loext:graphic-properties draw:fill="solid" draw:fill-color="#000000"/>
      <style:paragraph-properties fo:margin-top="0.42cm" fo:margin-bottom="0.35cm" fo:text-align="center"/>
      <style:text-properties style:font-name="Harabara" fo:font-size="12pt" style:font-size-asian="12pt" style:font-size-complex="12pt"/>
    </style:style>
  </office:automatic-styles>
  <office:body>
    <office:drawing>
      <draw:page draw:name="page1" draw:style-name="dp1" draw:master-page-name="Standard_5f_">
        <draw:path draw:style-name="gr1" draw:text-style-name="P1" draw:layer="layout" svg:width="1.995cm" svg:height="2.179cm" svg:x="1.829cm" svg:y="1.632cm" svg:viewBox="0 0 1996 2180" svg:d="M1037 912c-96 0-189-16-277-51-90-32-157-77-204-133-46-56-70-119-70-186 0-87 24-170 72-250 48-79 117-146 208-204 90-59 167-88 228-88 32 0 48 13 48 40 0 26-16 58-51 98-34 37-50 72-50 96 0 26 8 45 21 58 14 16 32 24 56 32 21 8 59 14 106 16 91 6 157 16 197 35 43 18 77 48 104 85 26 40 40 85 42 138 0 56-18 109-50 160-35 47-83 85-149 114-64 26-141 40-231 40zM260 1023c0-74 16-141 51-204 35-61 69-93 106-93 27 0 40 16 43 45 3 50 29 98 82 138 51 43 123 77 210 101 88 24 176 37 263 37 117 0 221-24 314-71 93-51 168-120 221-208 10-16 21-24 37-24 34 0 64 27 88 80s34 114 34 183c0 157-69 280-205 370-135 90-313 135-531 135-207 0-378-42-510-132-136-88-203-205-203-357zM1996 1497c0 130-40 249-125 350-85 104-204 184-364 242-157 61-329 91-518 91-88 0-197-11-327-32-130-24-242-59-338-104-93-48-172-117-234-207-61-91-90-189-90-290 0-82 19-154 56-221 37-63 77-95 117-95 18 0 37 16 50 45 30 77 85 141 168 194 79 53 170 93 271 117 98 24 207 37 324 37 207 0 380-34 518-106 136-72 226-173 272-306 2-11 10-24 16-37 5-13 15-19 31-19 32 0 70 32 112 101 43 67 61 146 61 240z">
          <text:p/>
        </draw:path>
        <draw:polygon draw:style-name="gr2" draw:text-style-name="P2" draw:layer="layout" svg:width="4.558cm" svg:height="4.558cm" draw:transform="skewX (-0.00017453292519944) rotate (1.68511539280053) translate (0.814455168747544cm 5.36535756504301cm)" svg:viewBox="0 0 4559 4559" draw:points="3676,3248 3697,3214 3721,3176 3742,3142 3764,3105 3782,3070 3804,3033 3820,2993 3838,2956 3854,2916 3870,2879 3883,2839 3897,2799 3907,2759 3921,2719 3931,2677 3939,2637 3947,2597 3955,2554 3963,2512 3966,2472 3971,2429 3974,2387 3976,2347 3979,2305 3979,2262 3977,2220 3977,2180 3971,2137 3969,2095 3963,2055 3958,2012 3950,1972 3942,1930 3931,1890 3923,1847 3913,1807 3900,1768 3886,1728 3873,1688 3857,1651 3841,1611 3825,1574 3807,1534 3788,1497 3767,1462 3745,1425 3724,1388 3703,1353 3679,1318 3655,1284 3631,1249 3605,1217 3578,1186 3551,1154 3522,1122 3493,1092 3464,1061 3432,1034 3403,1005 3371,978 3339,952 3304,925 3272,901 3238,877 3201,853 3166,832 3131,811 3094,789 3057,771 3020,752 2983,734 2943,718 2906,702 2866,686 2826,672 2786,659 2746,646 2706,635 2664,625 2624,617 2584,609 2541,601 2499,595 2459,590 2417,587 2374,585 2334,582 2292,582 2249,582 2207,582 2167,585 2124,590 2082,593 2042,598 1999,606 1959,611 1917,619 1877,630 1834,641 1795,651 1755,665 1715,678 1675,691 1638,707 1598,723 1561,742 1523,760 1486,779 1449,797 1412,819 1377,843 1340,864 1305,888 1273,912 1239,938 1207,962 1175,991 1143,1018 1111,1047 1082,1077 1053,1106 1024,1135 997,1167 970,1199 944,1233 917,1265 893,1300 869,1334 845,1369 824,1403 803,1441 782,1478 763,1515 744,1552 728,1590 710,1629 697,1667 681,1706 667,1746 654,1786 643,1826 633,1869 622,1909 614,1948 606,1991 601,2031 593,2073 590,2116 587,2156 582,2198 582,2241 582,2283 582,2323 582,2366 585,2408 590,2448 595,2491 601,2533 606,2573 614,2616 625,2655 633,2698 643,2738 656,2778 670,2818 683,2857 696,2895 712,2935 731,2974 747,3012 765,3049 784,3086 805,3123 827,3158 848,3195 872,3230 896,3264 920,3299 946,3331 973,3362 999,3394 1028,3426 1055,3458 1084,3487 1116,3517 1145,3546 1177,3572 1209,3599 1244,3626 1276,3650 1310,3673 1345,3697 1382,3719 1417,3743 1454,3764 1488,3782 1525,3801 1565,3820 1603,3838 1642,3854 1680,3868 1720,3883 1759,3897 1799,3907 1839,3921 1882,3931 1922,3939 1961,3947 2004,3955 2046,3963 2086,3966 2129,3971 2169,3974 2211,3976 2254,3976 2296,3979 2339,3976 2379,3976 2421,3971 2461,3969 2504,3963 2546,3958 2586,3950 2629,3942 2668,3931 2711,3923 2751,3913 2791,3899 2831,3886 2868,3873 2908,3857 2948,3841 3176,4375 3123,4396 3072,4418 3019,4436 2966,4452 2910,4471 2857,4484 2801,4497 2748,4511 2692,4521 2636,4529 2581,4540 2525,4545 2469,4551 2413,4556 2357,4559 2302,4559 2246,4559 2187,4556 2131,4553 2076,4551 2020,4545 1964,4537 1908,4529 1855,4519 1799,4508 1743,4495 1690,4482 1634,4466 1581,4450 1528,4431 1475,4412 1422,4391 1371,4370 1321,4349 1270,4322 1220,4298 1169,4272 1121,4242 1074,4213 1026,4184 978,4152 933,4120 887,4085 842,4051 800,4014 757,3976 717,3939 678,3899 638,3860 598,3820 561,3777 523,3735 489,3692 454,3647 422,3602 391,3554 359,3509 329,3461 300,3410 274,3362 247,3312 223,3261 199,3211 175,3160 157,3107 135,3054 117,3001 101,2948 85,2895 69,2839 56,2786 45,2730 34,2674 24,2618 19,2562 11,2507 5,2451 3,2395 0,2339 0,2283 0,2227 3,2169 5,2113 11,2060 16,2002 24,1948 32,1890 43,1837 56,1781 69,1728 83,1672 98,1619 114,1566 133,1512 154,1457 173,1406 197,1356 221,1302 245,1252 271,1201 298,1154 327,1106 356,1058 386,1010 418,965 452,917 484,875 521,829 556,787 596,744 633,704 673,665 713,625 753,587 795,548 840,513 883,478 928,444 973,412 1021,380 1069,348 1117,319 1165,292 1212,266 1263,239 1313,215 1364,191 1417,170 1470,149 1523,130 1577,112 1630,96 1683,80 1736,66 1792,53 1848,43 1904,32 1959,24 2015,16 2071,11 2127,5 2183,3 2239,0 2294,0 2350,3 2409,3 2464,8 2520,13 2576,19 2632,27 2688,37 2741,48 2797,58 2853,72 2906,88 2959,104 3012,120 3065,141 3118,159 3171,181 3222,205 3272,229 3323,253 3373,279 3421,306 3469,335 3517,367 3565,396 3610,428 3655,463 3700,497 3743,532 3785,569 3828,606 3870,646 3908,686 3948,726 3985,768 4022,808 4057,853 4094,896 4126,944 4157,989 4189,1034 4219,1082 4248,1130 4277,1180 4304,1231 4328,1279 4351,1329 4375,1382 4397,1435 4418,1486 4436,1539 4452,1592 4471,1645 4484,1701 4498,1754 4511,1810 4521,1863 4529,1922 4540,1975 4545,2033 4551,2087 4556,2142 4559,2201 4559,2257 4559,2313 4556,2368 4553,2427 4551,2480 4545,2536 4537,2594 4529,2647 4519,2703 4508,2759 4495,2815 4481,2868 4465,2924 4450,2977 4431,3030 4412,3083 4394,3134 4370,3187 4348,3238 4325,3288 4298,3339 4271,3389 4242,3437 4213,3485 4184,3533 4152,3580 4558,3647 3423,4120 3463,2919">
          <text:p/>
        </draw:polygon>
        <draw:g>
          <draw:path draw:style-name="gr3" draw:text-style-name="P3" draw:layer="layout" svg:width="0.217cm" svg:height="0.215cm" draw:transform="rotate (1.13219508576872) translate (0.857919528168536cm 2.05860359195947cm)" svg:viewBox="0 0 218 216" svg:d="M165 151l45 3c-9 20-25 37-44 48s-42 15-67 14c-31 0-57-10-75-29-16-18-25-45-24-80 1-32 12-59 31-77 19-20 50-30 85-30 36 0 64 13 82 33 17 20 22 47 18 82 0 2 0 5 0 7 0 0 0 1-1 1 0 4 0 4 0 4l-152-5c-1 16 1 28 10 36 6 8 18 13 32 13 11 0 21-1 26-5 2 0 4 0 5-2s4-3 5-5c1-1 4-2 8-5 5-2 9-4 16-3zM65 88l91 1c1-13-4-25-10-31-8-8-17-12-32-13-13 0-25 4-34 11s-15 17-15 32z">
            <text:p/>
          </draw:path>
          <draw:path draw:style-name="gr3" draw:text-style-name="P3" draw:layer="layout" svg:width="0.098cm" svg:height="0.275cm" draw:transform="rotate (1.13219508576872) translate (0.902781523309898cm 1.84244373610277cm)" svg:viewBox="0 0 99 276" svg:d="M36 0l34 3c10 1 16 4 22 9 6 6 7 12 7 19l-40 245-59-6z">
            <text:p/>
          </draw:path>
          <draw:path draw:style-name="gr3" draw:text-style-name="P3" draw:layer="layout" svg:width="0.219cm" svg:height="0.219cm" draw:transform="rotate (1.13219508576872) translate (1.0044051653041cm 1.80384721784537cm)" svg:viewBox="0 0 220 220" svg:d="M20 185c-9-11-16-24-19-41-2-16-1-33 1-49 3-14 7-29 14-42 6-13 15-24 27-33 18-14 39-21 66-20 26 0 48 5 66 16 21 12 36 27 41 50 6 19 6 39 0 62-5 17-9 31-17 42-6 12-14 19-23 27-17 14-36 22-59 23-19 0-37-2-56-8-18-7-31-17-41-27zM89 54c-15 10-25 26-28 51-3 23-1 41 5 52 3 5 8 8 17 13 8 4 15 4 25 4 9-1 20-4 28-13 9-9 16-23 21-43 4-19 5-36 0-45s-12-18-21-21c-7-5-16-6-26-5-9 1-17 4-21 7z">
            <text:p/>
          </draw:path>
          <draw:path draw:style-name="gr3" draw:text-style-name="P3" draw:layer="layout" svg:width="0.222cm" svg:height="0.223cm" draw:transform="rotate (1.13219508576872) translate (1.13542952044313cm 1.62584121110066cm)" svg:viewBox="0 0 223 224" svg:d="M14 179c-9-12-14-26-14-42 0-17-1-34 5-50 4-15 10-28 17-42 7-13 19-21 31-31 20-11 41-16 67-14 25 4 49 13 65 24 20 14 32 33 36 55 4 19 2 40-7 62-5 17-13 31-21 42-8 10-16 18-24 24-20 12-39 19-62 17-19-1-37-6-54-14s-30-18-39-31zM94 54c-15 9-25 25-31 47-6 25-5 44 0 55 2 4 6 8 14 14 8 5 16 6 26 7 8 0 19-1 28-9 10-9 18-23 25-43 8-18 9-34 5-45-4-12-9-18-18-24-9-5-18-6-27-6s-17 1-22 4z">
            <text:p/>
          </draw:path>
          <draw:path draw:style-name="gr3" draw:text-style-name="P3" draw:layer="layout" svg:width="0.286cm" svg:height="0.261cm" draw:transform="rotate (1.13219508576872) translate (1.26626061319407cm 1.51217363023339cm)" svg:viewBox="0 0 287 262" svg:d="M63 244c-3 7-9 11-16 15s-14 5-20 1l-27-8 70-189c13-37 33-56 63-60 28-6 55-2 84 7 15 6 27 14 40 25 13 10 22 22 27 35 7 26 2 55-12 84-14 31-33 52-57 65-26 12-50 14-74 3-14-4-25-12-32-19-8-10-14-20-16-34zM216 133c8-20 11-37 7-50-3-14-13-23-29-30-16-6-31-5-43 3s-21 21-28 41c-9 18-11 33-6 47 5 13 13 22 29 29 13 5 27 4 39-3 13-8 23-19 31-37z">
            <text:p/>
          </draw:path>
          <draw:path draw:style-name="gr3" draw:text-style-name="P3" draw:layer="layout" svg:width="0.061cm" svg:height="0.054cm" draw:transform="rotate (1.13219508576872) translate (1.56653229390307cm 1.39577027963573cm)" svg:viewBox="0 0 62 55" svg:d="M36 2l26 13-20 40-42-19 12-26c5-10 13-12 24-8z">
            <text:p/>
          </draw:path>
          <draw:path draw:style-name="gr3" draw:text-style-name="P3" draw:layer="layout" svg:width="0.229cm" svg:height="0.23cm" draw:transform="rotate (1.13219508576872) translate (1.49974396188634cm 1.28141484220045cm)" svg:viewBox="0 0 230 231" svg:d="M6 161c-6-15-7-29-5-46 6-17 9-34 18-50 7-14 15-25 26-36 11-12 23-20 36-24 22-7 44-7 70 2 23 10 42 23 57 39 16 18 24 39 21 62 0 21-7 42-19 62-10 16-20 26-29 35-10 9-21 15-31 19-22 8-42 10-63 2-19-5-35-13-50-26-15-12-25-25-31-39zM113 54c-18 4-32 19-42 41s-15 40-12 53c2 6 4 11 11 18 6 8 13 11 23 14 9 0 20 0 31-5 10-5 21-17 33-35 10-17 16-33 14-44-2-12-5-20-12-29-6-6-15-11-23-12-9-1-18-3-23-1z">
            <text:p/>
          </draw:path>
          <draw:path draw:style-name="gr3" draw:text-style-name="P3" draw:layer="layout" svg:width="0.236cm" svg:height="0.175cm" draw:transform="rotate (1.13219508576872) translate (1.67990022848028cm 1.19297372565265cm)" svg:viewBox="0 0 237 176" svg:d="M0 144l59-90c11-17 25-31 40-39 14-8 27-13 42-15 13-1 28 3 43 9 16 6 32 13 45 22 1 0 2 1 4 2 2 2 4 3 4 4l-35 47-17-13c-15-9-29-13-40-12-9 2-21 10-30 23l-64 94z">
            <text:p/>
          </draw:path>
          <draw:path draw:style-name="gr3" draw:text-style-name="P3" draw:layer="layout" svg:width="0.293cm" svg:height="0.305cm" draw:transform="rotate (1.13219508576872) translate (1.78516354326681cm 1.14087049265911cm)" svg:viewBox="0 0 294 306" svg:d="M148 226l8-10c-17 6-33 4-50-4-15-9-27-20-38-35-10-15-13-34-12-55 0-22 9-45 27-68 18-29 43-45 69-52 26-6 56 1 87 26 25 19 41 42 51 70s2 56-24 85l-77 86c-26 29-53 40-78 36-27-3-51-13-71-31-38-29-50-69-32-112l50 37c-1 9-1 18 5 27 5 8 11 15 19 19 10 5 19 6 30 4s24-9 36-23zM130 91c-23 30-27 53-11 71 15 18 31 25 48 21 9-2 19-7 29-15 9-9 19-18 25-29s10-22 10-35c-1-13-5-24-18-35-16-13-31-14-46-9-13 7-27 18-37 31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rabara" svg:font-family="Haraba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Sky" draw:style="linear" draw:start-color="#990099" draw:end-color="#3333f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2cm" fo:margin-bottom="0.2cm" fo:margin-left="0.2cm" fo:margin-right="0.2cm" fo:page-width="5.6cm" fo:page-height="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Standard_5f_" style:display-name="Standard_" style:page-layout-name="PM0" draw:style-name="Mdp1"/>
    <style:master-page style:name="Standard_5f__5f_" style:display-name="Standard_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Wieczorek</meta:initial-creator>
    <meta:creation-date>2016-05-18T08:31:25.709893920</meta:creation-date>
    <dc:date>2016-05-18T20:13:45.618740659</dc:date>
    <meta:editing-duration>PT27M52S</meta:editing-duration>
    <meta:editing-cycles>9</meta:editing-cycles>
    <meta:generator>LibreOffice/5.0.5.2$Linux_X86_64 LibreOffice_project/00$Build-2</meta:generator>
    <meta:document-statistic meta:object-count="12"/>
  </office:meta>
</office:document-meta>
</file>